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"/>
    <style:style style:name="ce4" style:family="table-cell" style:parent-style-name="Default" style:data-style-name="N30">
      <style:table-cell-properties fo:background-color="#D9D9D9"/>
    </style:style>
    <style:style style:name="co1" style:family="table-column">
      <style:table-column-properties fo:break-before="auto" style:column-width="3.730625cm" style:use-optimal-column-width="true"/>
    </style:style>
    <style:style style:name="co2" style:family="table-column">
      <style:table-column-properties fo:break-before="auto" style:column-width="1.79916666666667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3.571875cm" style:use-optimal-column-width="true"/>
    </style:style>
    <style:style style:name="co5" style:family="table-column">
      <style:table-column-properties fo:break-before="auto" style:column-width="4.60375cm" style:use-optimal-column-width="true"/>
    </style:style>
    <style:style style:name="co6" style:family="table-column">
      <style:table-column-properties fo:break-before="auto" style:column-width="4.55083333333333cm" style:use-optimal-column-width="true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Provincia o municipio</text:p>
          </table:table-cell>
          <table:table-cell office:value-type="string" table:style-name="ce1">
            <text:p>Poblacion</text:p>
          </table:table-cell>
          <table:table-cell office:value-type="string" table:style-name="ce1">
            <text:p>Defunciones</text:p>
          </table:table-cell>
          <table:table-cell office:value-type="string" table:style-name="ce1">
            <text:p>Nacimientos</text:p>
          </table:table-cell>
          <table:table-cell office:value-type="string" table:style-name="ce1">
            <text:p>Fallecidos &lt; de 1 año</text:p>
          </table:table-cell>
          <table:table-cell office:value-type="string" table:style-name="ce1">
            <text:p>Tasa de mortalidad general</text:p>
          </table:table-cell>
          <table:table-cell office:value-type="string" table:style-name="ce1">
            <text:p>Tasa de mortalidad infanti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vila</text:p>
          </table:table-cell>
          <table:table-cell office:value-type="float" office:value="207974" table:style-name="ce3">
            <text:p>207974</text:p>
          </table:table-cell>
          <table:table-cell office:value-type="float" office:value="2026" table:style-name="ce3">
            <text:p>2026</text:p>
          </table:table-cell>
          <table:table-cell office:value-type="float" office:value="1210" table:style-name="ce3">
            <text:p>1210</text:p>
          </table:table-cell>
          <table:table-cell office:value-type="float" office:value="4" table:style-name="ce3">
            <text:p>4</text:p>
          </table:table-cell>
          <table:table-cell office:value-type="float" office:value="9.7416023156740739" table:style-name="ce1">
            <text:p>9,741602316</text:p>
          </table:table-cell>
          <table:table-cell office:value-type="float" office:value="3.3057851239669422" table:style-name="ce1">
            <text:p>3,30578512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arcelona</text:p>
          </table:table-cell>
          <table:table-cell office:value-type="float" office:value="5226354" table:style-name="ce3">
            <text:p>5226354</text:p>
          </table:table-cell>
          <table:table-cell office:value-type="float" office:value="42245" table:style-name="ce3">
            <text:p>42245</text:p>
          </table:table-cell>
          <table:table-cell office:value-type="float" office:value="58001" table:style-name="ce3">
            <text:p>58001</text:p>
          </table:table-cell>
          <table:table-cell office:value-type="float" office:value="185" table:style-name="ce3">
            <text:p>185</text:p>
          </table:table-cell>
          <table:table-cell office:value-type="float" office:value="8.0830728266780252" table:style-name="ce1">
            <text:p>8,083072827</text:p>
          </table:table-cell>
          <table:table-cell office:value-type="float" office:value="3.1896001793072535" table:style-name="ce1">
            <text:p>3,189600179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urgos</text:p>
          </table:table-cell>
          <table:table-cell office:value-type="float" office:value="361021" table:style-name="ce3">
            <text:p>361021</text:p>
          </table:table-cell>
          <table:table-cell office:value-type="float" office:value="3412" table:style-name="ce3">
            <text:p>3412</text:p>
          </table:table-cell>
          <table:table-cell office:value-type="float" office:value="2968" table:style-name="ce3">
            <text:p>2968</text:p>
          </table:table-cell>
          <table:table-cell office:value-type="float" office:value="10" table:style-name="ce3">
            <text:p>10</text:p>
          </table:table-cell>
          <table:table-cell office:value-type="float" office:value="9.4509737660690103" table:style-name="ce1">
            <text:p>9,450973766</text:p>
          </table:table-cell>
          <table:table-cell office:value-type="float" office:value="3.3692722371967658" table:style-name="ce1">
            <text:p>3,36927223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adiz</text:p>
          </table:table-cell>
          <table:table-cell office:value-type="float" office:value="1180817" table:style-name="ce3">
            <text:p>1180817</text:p>
          </table:table-cell>
          <table:table-cell office:value-type="float" office:value="8882" table:style-name="ce3">
            <text:p>8882</text:p>
          </table:table-cell>
          <table:table-cell office:value-type="float" office:value="14040" table:style-name="ce3">
            <text:p>14040</text:p>
          </table:table-cell>
          <table:table-cell office:value-type="float" office:value="71" table:style-name="ce3">
            <text:p>71</text:p>
          </table:table-cell>
          <table:table-cell office:value-type="float" office:value="7.5219106770989921" table:style-name="ce1">
            <text:p>7,521910677</text:p>
          </table:table-cell>
          <table:table-cell office:value-type="float" office:value="5.0569800569800574" table:style-name="ce1">
            <text:p>5,05698005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uenca</text:p>
          </table:table-cell>
          <table:table-cell office:value-type="float" office:value="207974" table:style-name="ce3">
            <text:p>207974</text:p>
          </table:table-cell>
          <table:table-cell office:value-type="float" office:value="2252" table:style-name="ce3">
            <text:p>2252</text:p>
          </table:table-cell>
          <table:table-cell office:value-type="float" office:value="1644" table:style-name="ce3">
            <text:p>1644</text:p>
          </table:table-cell>
          <table:table-cell office:value-type="float" office:value="5" table:style-name="ce3">
            <text:p>5</text:p>
          </table:table-cell>
          <table:table-cell office:value-type="float" office:value="10.828276611499513" table:style-name="ce1">
            <text:p>10,82827661</text:p>
          </table:table-cell>
          <table:table-cell office:value-type="float" office:value="3.0413625304136254" table:style-name="ce1">
            <text:p>3,0413625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madrid</text:p>
          </table:table-cell>
          <table:table-cell office:value-type="float" office:value="5964143" table:style-name="ce3">
            <text:p>5964143</text:p>
          </table:table-cell>
          <table:table-cell office:value-type="float" office:value="40293" table:style-name="ce3">
            <text:p>40293</text:p>
          </table:table-cell>
          <table:table-cell office:value-type="float" office:value="69027" table:style-name="ce3">
            <text:p>69027</text:p>
          </table:table-cell>
          <table:table-cell office:value-type="float" office:value="275" table:style-name="ce3">
            <text:p>275</text:p>
          </table:table-cell>
          <table:table-cell office:value-type="float" office:value="6.7558742303797885" table:style-name="ce1">
            <text:p>6,75587423</text:p>
          </table:table-cell>
          <table:table-cell office:value-type="float" office:value="3.983948310081562" table:style-name="ce1">
            <text:p>3,9839483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ourense</text:p>
          </table:table-cell>
          <table:table-cell office:value-type="float" office:value="339555" table:style-name="ce3">
            <text:p>339555</text:p>
          </table:table-cell>
          <table:table-cell office:value-type="float" office:value="4403" table:style-name="ce3">
            <text:p>4403</text:p>
          </table:table-cell>
          <table:table-cell office:value-type="float" office:value="1901" table:style-name="ce3">
            <text:p>1901</text:p>
          </table:table-cell>
          <table:table-cell office:value-type="float" office:value="6" table:style-name="ce3">
            <text:p>6</text:p>
          </table:table-cell>
          <table:table-cell office:value-type="float" office:value="12.9669714773748" table:style-name="ce1">
            <text:p>12,96697148</text:p>
          </table:table-cell>
          <table:table-cell office:value-type="float" office:value="3.156233561283535" table:style-name="ce1">
            <text:p>3,15623356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evilla</text:p>
          </table:table-cell>
          <table:table-cell office:value-type="float" office:value="1813908" table:style-name="ce3">
            <text:p>1813908</text:p>
          </table:table-cell>
          <table:table-cell office:value-type="float" office:value="14229" table:style-name="ce3">
            <text:p>14229</text:p>
          </table:table-cell>
          <table:table-cell office:value-type="float" office:value="21295" table:style-name="ce3">
            <text:p>21295</text:p>
          </table:table-cell>
          <table:table-cell office:value-type="float" office:value="100" table:style-name="ce3">
            <text:p>100</text:p>
          </table:table-cell>
          <table:table-cell office:value-type="float" office:value="7.8443890208323692" table:style-name="ce1">
            <text:p>7,844389021</text:p>
          </table:table-cell>
          <table:table-cell office:value-type="float" office:value="4.6959380136182203" table:style-name="ce1">
            <text:p>4,69593801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valencia</text:p>
          </table:table-cell>
          <table:table-cell office:value-type="float" office:value="2416628" table:style-name="ce3">
            <text:p>2416628</text:p>
          </table:table-cell>
          <table:table-cell office:value-type="float" office:value="20618" table:style-name="ce3">
            <text:p>20618</text:p>
          </table:table-cell>
          <table:table-cell office:value-type="float" office:value="25295" table:style-name="ce3">
            <text:p>25295</text:p>
          </table:table-cell>
          <table:table-cell office:value-type="float" office:value="71" table:style-name="ce3">
            <text:p>71</text:p>
          </table:table-cell>
          <table:table-cell office:value-type="float" office:value="8.531722714459983" table:style-name="ce1">
            <text:p>8,531722714</text:p>
          </table:table-cell>
          <table:table-cell office:value-type="float" office:value="2.8068788298082623" table:style-name="ce1">
            <text:p>2,8068788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melilla</text:p>
          </table:table-cell>
          <table:table-cell office:value-type="float" office:value="65488" table:style-name="ce3">
            <text:p>65488</text:p>
          </table:table-cell>
          <table:table-cell office:value-type="float" office:value="455" table:style-name="ce3">
            <text:p>455</text:p>
          </table:table-cell>
          <table:table-cell office:value-type="float" office:value="995" table:style-name="ce3">
            <text:p>995</text:p>
          </table:table-cell>
          <table:table-cell office:value-type="float" office:value="2" table:style-name="ce3">
            <text:p>2</text:p>
          </table:table-cell>
          <table:table-cell office:value-type="float" office:value="6.9478377718055215" table:style-name="ce1">
            <text:p>6,947837772</text:p>
          </table:table-cell>
          <table:table-cell office:value-type="float" office:value="2.0100502512562817" table:style-name="ce1">
            <text:p>2,01005025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getafe</text:p>
          </table:table-cell>
          <table:table-cell office:value-type="float" office:value="157397" table:style-name="ce3">
            <text:p>157397</text:p>
          </table:table-cell>
          <table:table-cell office:value-type="float" office:value="891" table:style-name="ce3">
            <text:p>891</text:p>
          </table:table-cell>
          <table:table-cell office:value-type="float" office:value="1841" table:style-name="ce3">
            <text:p>1841</text:p>
          </table:table-cell>
          <table:table-cell office:value-type="float" office:value="6" table:style-name="ce3">
            <text:p>6</text:p>
          </table:table-cell>
          <table:table-cell office:value-type="float" office:value="5.6608448699784626" table:style-name="ce1">
            <text:p>5,66084487</text:p>
          </table:table-cell>
          <table:table-cell office:value-type="float" office:value="3.2590983161325364" table:style-name="ce1">
            <text:p>3,259098316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eganés</text:p>
          </table:table-cell>
          <table:table-cell office:value-type="float" office:value="181248" table:style-name="ce3">
            <text:p>181248</text:p>
          </table:table-cell>
          <table:table-cell office:value-type="float" office:value="1003" table:style-name="ce3">
            <text:p>1003</text:p>
          </table:table-cell>
          <table:table-cell office:value-type="float" office:value="1726" table:style-name="ce3">
            <text:p>1726</text:p>
          </table:table-cell>
          <table:table-cell office:value-type="float" office:value="4" table:style-name="ce3">
            <text:p>4</text:p>
          </table:table-cell>
          <table:table-cell office:value-type="float" office:value="5.533854166666667" table:style-name="ce1">
            <text:p>5,533854167</text:p>
          </table:table-cell>
          <table:table-cell office:value-type="float" office:value="2.3174971031286211" table:style-name="ce1">
            <text:p>2,317497103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óstoles</text:p>
          </table:table-cell>
          <table:table-cell office:value-type="float" office:value="204463" table:style-name="ce3">
            <text:p>204463</text:p>
          </table:table-cell>
          <table:table-cell office:value-type="float" office:value="836" table:style-name="ce3">
            <text:p>836</text:p>
          </table:table-cell>
          <table:table-cell office:value-type="float" office:value="2072" table:style-name="ce3">
            <text:p>2072</text:p>
          </table:table-cell>
          <table:table-cell office:value-type="float" office:value="9" table:style-name="ce3">
            <text:p>9</text:p>
          </table:table-cell>
          <table:table-cell office:value-type="float" office:value="4.0887593354298817" table:style-name="ce1">
            <text:p>4,088759335</text:p>
          </table:table-cell>
          <table:table-cell office:value-type="float" office:value="4.3436293436293436" table:style-name="ce1">
            <text:p>4,343629344</text:p>
          </table:table-cell>
          <table:table-cell table:number-columns-repeated="16377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far</meta:initial-creator>
    <dc:creator>Irene Parra Segovia</dc:creator>
    <meta:creation-date>2020-10-02T07:41:31Z</meta:creation-date>
    <dc:date>2020-10-10T11:00:00Z</dc:date>
  </office:meta>
</office:document-meta>
</file>